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ore Supplies</text:p>
          </table:table-cell>
          <table:table-cell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lass cleaner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0T13:57:51.744211549</meta:creation-date>
    <dc:date>2022-05-20T13:59:00.026609683</dc:date>
    <meta:editing-duration>PT1M9S</meta:editing-duration>
    <meta:editing-cycles>1</meta:editing-cycles>
    <meta:document-statistic meta:table-count="1" meta:cell-count="5" meta:object-count="0"/>
    <meta:generator>LibreOffice/6.1.5.2$Linux_X86_64 LibreOffice_project/10$Build-2</meta:generator>
  </office:meta>
</office:document-meta>
</file>